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 style:list-style-name="">
      <loext:graphic-properties draw:fill="none"/>
      <style:paragraph-properties fo:margin-left="0cm" fo:margin-right="0cm" fo:text-indent="0cm" style:auto-text-indent="false" fo:background-color="transparent" style:shadow="none"/>
      <style:text-properties officeooo:rsid="0020c479" officeooo:paragraph-rsid="0020c479"/>
    </style:style>
    <style:style style:name="P3" style:family="paragraph" style:parent-style-name="Heading_20_3" style:master-page-name="Standard">
      <loext:graphic-properties draw:fill="none"/>
      <style:paragraph-properties style:page-number="auto" fo:background-color="transparent" style:shadow="none"/>
      <style:text-properties officeooo:rsid="00245dd6" officeooo:paragraph-rsid="00245dd6"/>
    </style:style>
    <style:style style:name="P4" style:family="paragraph" style:parent-style-name="Heading_20_3">
      <loext:graphic-properties draw:fill="none"/>
      <style:paragraph-properties fo:background-color="transparent" style:shadow="none"/>
      <style:text-properties officeooo:rsid="00245dd6" officeooo:paragraph-rsid="00245dd6"/>
    </style:style>
    <style:style style:name="P5" style:family="paragraph" style:parent-style-name="Heading_20_3">
      <loext:graphic-properties draw:fill="none"/>
      <style:paragraph-properties fo:background-color="transparent" style:shadow="none"/>
      <style:text-properties fo:font-style="normal" officeooo:rsid="00245dd6" officeooo:paragraph-rsid="00245dd6" style:font-style-asian="normal" style:font-style-complex="normal"/>
    </style:style>
    <style:style style:name="P6" style:family="paragraph" style:parent-style-name="Contents_20_3" style:master-page-name="without">
      <style:paragraph-properties style:page-number="auto">
        <style:tab-stops>
          <style:tab-stop style:position="13.653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3.653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06_3391829392" text:style-name="Index_20_Link" text:visited-style-name="Index_20_Link">1. Моделирование как метод научного познания.<text:tab/>3</text:a></text:p>
          <text:p text:style-name="P7"><text:a xlink:type="simple" xlink:href="#__RefHeading___Toc322_3426039632" text:style-name="Index_20_Link" text:visited-style-name="Index_20_Link">2. Понятие модели объекта (явления процесса). Объекты моделирования.<text:tab/>3</text:a></text:p>
          <text:p text:style-name="P7"><text:a xlink:type="simple" xlink:href="#__RefHeading___Toc324_3426039632" text:style-name="Index_20_Link" text:visited-style-name="Index_20_Link">3. Принципы системного подхода к моделированию.<text:tab/>3</text:a></text:p>
          <text:p text:style-name="P7"><text:a xlink:type="simple" xlink:href="#__RefHeading___Toc326_3426039632" text:style-name="Index_20_Link" text:visited-style-name="Index_20_Link">4. Понятие «Система», «Элмент системы». Основые свойства системы.<text:tab/>3</text:a></text:p>
          <text:p text:style-name="P7"><text:a xlink:type="simple" xlink:href="#__RefHeading___Toc328_3426039632" text:style-name="Index_20_Link" text:visited-style-name="Index_20_Link">5. Классификация моделей.<text:tab/>3</text:a></text:p>
          <text:p text:style-name="P7"><text:a xlink:type="simple" xlink:href="#__RefHeading___Toc330_3426039632" text:style-name="Index_20_Link" text:visited-style-name="Index_20_Link">6. Классификация математических моделей.<text:tab/>3</text:a></text:p>
          <text:p text:style-name="P7"><text:a xlink:type="simple" xlink:href="#__RefHeading___Toc332_3426039632" text:style-name="Index_20_Link" text:visited-style-name="Index_20_Link">7. Уровни моделирования.<text:tab/>3</text:a></text:p>
          <text:p text:style-name="P7"><text:a xlink:type="simple" xlink:href="#__RefHeading___Toc334_3426039632" text:style-name="Index_20_Link" text:visited-style-name="Index_20_Link">8. Аналитические и имитационные модели.<text:tab/>3</text:a></text:p>
          <text:p text:style-name="P7"><text:a xlink:type="simple" xlink:href="#__RefHeading___Toc336_3426039632" text:style-name="Index_20_Link" text:visited-style-name="Index_20_Link">9. Подготовка исходных данных к моделированию.<text:tab/>3</text:a></text:p>
          <text:p text:style-name="P7"><text:a xlink:type="simple" xlink:href="#__RefHeading___Toc338_3426039632" text:style-name="Index_20_Link" text:visited-style-name="Index_20_Link">10. Основные требования к математическим моделям.<text:tab/>3</text:a></text:p>
          <text:p text:style-name="P7"><text:a xlink:type="simple" xlink:href="#__RefHeading___Toc340_3426039632" text:style-name="Index_20_Link" text:visited-style-name="Index_20_Link">11. Цели моделирования.<text:tab/>3</text:a></text:p>
          <text:p text:style-name="P7"><text:a xlink:type="simple" xlink:href="#__RefHeading___Toc342_3426039632" text:style-name="Index_20_Link" text:visited-style-name="Index_20_Link">12. Основные этапы моделирования.<text:tab/>3</text:a></text:p>
          <text:p text:style-name="P7"><text:a xlink:type="simple" xlink:href="#__RefHeading___Toc344_3426039632" text:style-name="Index_20_Link" text:visited-style-name="Index_20_Link">13. Принципы организации модельного времени.<text:tab/>3</text:a></text:p>
          <text:p text:style-name="P7"><text:a xlink:type="simple" xlink:href="#__RefHeading___Toc346_3426039632" text:style-name="Index_20_Link" text:visited-style-name="Index_20_Link">14. Принципы составления коцептуальной модели объекта.<text:tab/>3</text:a></text:p>
          <text:p text:style-name="P7"><text:a xlink:type="simple" xlink:href="#__RefHeading___Toc348_3426039632" text:style-name="Index_20_Link" text:visited-style-name="Index_20_Link">15. Элементарная математическая модель непрерывного действия (D-схема). Пример.<text:tab/>3</text:a></text:p>
          <text:p text:style-name="P7"><text:a xlink:type="simple" xlink:href="#__RefHeading___Toc350_3426039632" text:style-name="Index_20_Link" text:visited-style-name="Index_20_Link">16. Элементарная модели непрерывно-стохатическая математическая модель (Q-схема).<text:tab/>3</text:a></text:p>
          <text:p text:style-name="P7"><text:a xlink:type="simple" xlink:href="#__RefHeading___Toc352_3426039632" text:style-name="Index_20_Link" text:visited-style-name="Index_20_Link">17. Элементарные модели дискретного действия (F- и P-схемы). Пример.<text:tab/>3</text:a></text:p>
          <text:p text:style-name="P7"><text:a xlink:type="simple" xlink:href="#__RefHeading___Toc354_3426039632" text:style-name="Index_20_Link" text:visited-style-name="Index_20_Link">18. Агрегативная модель (A-схема).<text:tab/>3</text:a></text:p>
          <text:p text:style-name="P7"><text:a xlink:type="simple" xlink:href="#__RefHeading___Toc356_3426039632" text:style-name="Index_20_Link" text:visited-style-name="Index_20_Link">19. Методы моделирования случайныхвеличин; достоинства, недостатки.<text:tab/>3</text:a></text:p>
          <text:p text:style-name="P7"><text:a xlink:type="simple" xlink:href="#__RefHeading___Toc358_3426039632" text:style-name="Index_20_Link" text:visited-style-name="Index_20_Link">20. Базовая последовательность случайных чисел. Её особенности.<text:tab/>3</text:a></text:p>
          <text:p text:style-name="P7"><text:a xlink:type="simple" xlink:href="#__RefHeading___Toc360_3426039632" text:style-name="Index_20_Link" text:visited-style-name="Index_20_Link">21. Моделирование случайных величин с нормальным законом распределения.<text:tab/>3</text:a></text:p>
          <text:p text:style-name="P7"><text:a xlink:type="simple" xlink:href="#__RefHeading___Toc362_3426039632" text:style-name="Index_20_Link" text:visited-style-name="Index_20_Link">22. Моделирование случайных величин с равномерным законом распределения.<text:tab/>3</text:a></text:p>
          <text:p text:style-name="P7"><text:a xlink:type="simple" xlink:href="#__RefHeading___Toc364_3426039632" text:style-name="Index_20_Link" text:visited-style-name="Index_20_Link">23. Оценка качества генератора случайных величин, распределение по равномерному закону.<text:tab/>3</text:a></text:p>
          <text:p text:style-name="P7"><text:a xlink:type="simple" xlink:href="#__RefHeading___Toc366_3426039632" text:style-name="Index_20_Link" text:visited-style-name="Index_20_Link">24. Моделирование случайных величин с произвольными законом распределения методом обратной функции.<text:tab/>3</text:a></text:p>
          <text:p text:style-name="P7"><text:a xlink:type="simple" xlink:href="#__RefHeading___Toc368_3426039632" text:style-name="Index_20_Link" text:visited-style-name="Index_20_Link">25. Моделирование случайных величин с произвольным законом распределения методом Бусленко.<text:tab/>3</text:a></text:p>
          <text:p text:style-name="P7"><text:a xlink:type="simple" xlink:href="#__RefHeading___Toc370_3426039632" text:style-name="Index_20_Link" text:visited-style-name="Index_20_Link">26. Методы генерации случайных векторов.<text:tab/>3</text:a></text:p>
          <text:p text:style-name="P7"><text:a xlink:type="simple" xlink:href="#__RefHeading___Toc372_3426039632" text:style-name="Index_20_Link" text:visited-style-name="Index_20_Link">27. Методы получения компонентных и топологических уравнений на макро-уровне моделирования.<text:tab/>4</text:a></text:p>
          <text:p text:style-name="P7"><text:a xlink:type="simple" xlink:href="#__RefHeading___Toc374_3426039632" text:style-name="Index_20_Link" text:visited-style-name="Index_20_Link">28. Планорование эксперимента с математической моделью. Цель планирования.<text:tab/>4</text:a></text:p>
          <text:p text:style-name="P7"><text:a xlink:type="simple" xlink:href="#__RefHeading___Toc376_3426039632" text:style-name="Index_20_Link" text:visited-style-name="Index_20_Link">29. Регрессионная модель. Метод наименьших квадратов.<text:tab/>4</text:a></text:p>
          <text:p text:style-name="P7"><text:a xlink:type="simple" xlink:href="#__RefHeading___Toc378_3426039632" text:style-name="Index_20_Link" text:visited-style-name="Index_20_Link">30. Общесистемная и конструктивная математические модели.<text:tab/>4</text:a></text:p>
          <text:p text:style-name="P7"><text:a xlink:type="simple" xlink:href="#__RefHeading___Toc380_3426039632" text:style-name="Index_20_Link" text:visited-style-name="Index_20_Link">31. Определение коэффициентов регрессионной модели; оценка их значимости.<text:tab/>4</text:a></text:p>
          <text:p text:style-name="P7"><text:a xlink:type="simple" xlink:href="#__RefHeading___Toc382_3426039632" text:style-name="Index_20_Link" text:visited-style-name="Index_20_Link">32. Верификация модели.<text:tab/>4</text:a></text:p>
          <text:p text:style-name="P7"><text:a xlink:type="simple" xlink:href="#__RefHeading___Toc384_3426039632" text:style-name="Index_20_Link" text:visited-style-name="Index_20_Link">33. Сети Петри; назначение, формальное описание. Маркировка сетей Петри.<text:tab/>4</text:a></text:p>
          <text:p text:style-name="P7"><text:a xlink:type="simple" xlink:href="#__RefHeading___Toc386_3426039632" text:style-name="Index_20_Link" text:visited-style-name="Index_20_Link">34. Свойство сетей Петри.<text:tab/>4</text:a></text:p>
          <text:p text:style-name="P7"><text:a xlink:type="simple" xlink:href="#__RefHeading___Toc388_3426039632" text:style-name="Index_20_Link" text:visited-style-name="Index_20_Link">35. Классы упрощенных сетей Петри.<text:tab/>4</text:a></text:p>
          <text:p text:style-name="P7"><text:a xlink:type="simple" xlink:href="#__RefHeading___Toc390_3426039632" text:style-name="Index_20_Link" text:visited-style-name="Index_20_Link">36. Классы расширенных сетей Петри.<text:tab/>4</text:a></text:p>
          <text:p text:style-name="P7"><text:a xlink:type="simple" xlink:href="#__RefHeading___Toc392_3426039632" text:style-name="Index_20_Link" text:visited-style-name="Index_20_Link">37. E-сети. Особенности E-сетей. Формлаьное описание.<text:tab/>4</text:a></text:p>
          <text:p text:style-name="P7"><text:a xlink:type="simple" xlink:href="#__RefHeading___Toc394_3426039632" text:style-name="Index_20_Link" text:visited-style-name="Index_20_Link">38. ПФЭ. Свойство матрицы плана.<text:tab/>4</text:a></text:p>
          <text:p text:style-name="P7"><text:soft-page-break/><text:a xlink:type="simple" xlink:href="#__RefHeading___Toc396_3426039632" text:style-name="Index_20_Link" text:visited-style-name="Index_20_Link">39. ДФЭ.<text:tab/>4</text:a></text:p>
          <text:p text:style-name="P7"><text:a xlink:type="simple" xlink:href="#__RefHeading___Toc398_3426039632" text:style-name="Index_20_Link" text:visited-style-name="Index_20_Link">40. Обрабтка результатов экспериметна. Критерии Фишера, г-критерий.<text:tab/>4</text:a></text:p>
          <text:p text:style-name="P7"><text:a xlink:type="simple" xlink:href="#__RefHeading___Toc400_3426039632" text:style-name="Index_20_Link" text:visited-style-name="Index_20_Link">41. Метод группового учета аргументов.<text:tab/>4</text:a></text:p>
          <text:p text:style-name="P7"><text:a xlink:type="simple" xlink:href="#__RefHeading___Toc402_3426039632" text:style-name="Index_20_Link" text:visited-style-name="Index_20_Link">42. Методы коррекции математических моделей.<text:tab/>4</text:a></text:p>
          <text:p text:style-name="P7"><text:a xlink:type="simple" xlink:href="#__RefHeading___Toc404_3426039632" text:style-name="Index_20_Link" text:visited-style-name="Index_20_Link">43. Основные понятия теории планирования экспериментов. Цель планирования эксперимента.<text:tab/>4</text:a></text:p>
          <text:p text:style-name="P7"><text:a xlink:type="simple" xlink:href="#__RefHeading___Toc406_3426039632" text:style-name="Index_20_Link" text:visited-style-name="Index_20_Link">44. Вычислительная система как объект моделирования. Основные характеристики вычислительной системы.<text:tab/>4</text:a></text:p>
          <text:p text:style-name="P7"><text:a xlink:type="simple" xlink:href="#__RefHeading___Toc408_3426039632" text:style-name="Index_20_Link" text:visited-style-name="Index_20_Link">45. Обобщенная модель вычислительной системы.<text:tab/>4</text:a></text:p>
          <text:p text:style-name="P7"><text:a xlink:type="simple" xlink:href="#__RefHeading___Toc410_3426039632" text:style-name="Index_20_Link" text:visited-style-name="Index_20_Link">46. Оценка адекватности модели с использованием F-критерия.<text:tab/>4</text:a></text:p>
          <text:p text:style-name="P7"><text:a xlink:type="simple" xlink:href="#__RefHeading___Toc412_3426039632" text:style-name="Index_20_Link" text:visited-style-name="Index_20_Link">47. Аналитеческое моделирование вычислительных систем. Граф-состояний. Составление уравнений Колмогорова.<text:tab/>4</text:a></text:p>
          <text:p text:style-name="P7"><text:a xlink:type="simple" xlink:href="#__RefHeading___Toc414_3426039632" text:style-name="Index_20_Link" text:visited-style-name="Index_20_Link">48. Требования к математическим моделям.<text:tab/>4</text:a></text:p>
          <text:p text:style-name="P7"><text:a xlink:type="simple" xlink:href="#__RefHeading___Toc416_3426039632" text:style-name="Index_20_Link" text:visited-style-name="Index_20_Link">49. Моделирование случайных величин, распределенных по закону Симпсона.<text:tab/>4</text:a></text:p>
          <text:p text:style-name="P7"><text:a xlink:type="simple" xlink:href="#__RefHeading___Toc418_3426039632" text:style-name="Index_20_Link" text:visited-style-name="Index_20_Link">50. Моделирование случайных величин методом обратной функции.<text:tab/>4</text:a></text:p>
        </text:index-body>
      </text:table-of-content>
      <text:h text:style-name="P2" text:outline-level="3"/>
      <text:h text:style-name="P3" text:outline-level="3"><text:bookmark-start text:name="__RefHeading___Toc106_3391829392"/>Моделирование как метод научного познания.<text:bookmark-end text:name="__RefHeading___Toc106_3391829392"/></text:h>
      <text:h text:style-name="P4" text:outline-level="3"><text:bookmark-start text:name="__RefHeading___Toc322_3426039632"/>Понятие модели объекта (явления процесса). Объекты моделирования.<text:bookmark-end text:name="__RefHeading___Toc322_3426039632"/></text:h>
      <text:h text:style-name="P4" text:outline-level="3"><text:bookmark-start text:name="__RefHeading___Toc324_3426039632"/>Принципы системного подхода к моделированию.<text:bookmark-end text:name="__RefHeading___Toc324_3426039632"/></text:h>
      <text:h text:style-name="P4" text:outline-level="3"><text:bookmark-start text:name="__RefHeading___Toc326_3426039632"/>Понятие «Система», «Элмент системы». Основые свойства системы.<text:bookmark-end text:name="__RefHeading___Toc326_3426039632"/></text:h>
      <text:h text:style-name="P4" text:outline-level="3"><text:bookmark-start text:name="__RefHeading___Toc328_3426039632"/>Классификация моделей.<text:bookmark-end text:name="__RefHeading___Toc328_3426039632"/></text:h>
      <text:h text:style-name="P4" text:outline-level="3"><text:bookmark-start text:name="__RefHeading___Toc330_3426039632"/>Классификация математических моделей.<text:bookmark-end text:name="__RefHeading___Toc330_3426039632"/></text:h>
      <text:h text:style-name="P4" text:outline-level="3"><text:bookmark-start text:name="__RefHeading___Toc332_3426039632"/>Уровни моделирования.<text:bookmark-end text:name="__RefHeading___Toc332_3426039632"/></text:h>
      <text:h text:style-name="P4" text:outline-level="3"><text:bookmark-start text:name="__RefHeading___Toc334_3426039632"/>Аналитические и имитационные модели.<text:bookmark-end text:name="__RefHeading___Toc334_3426039632"/></text:h>
      <text:h text:style-name="P4" text:outline-level="3"><text:bookmark-start text:name="__RefHeading___Toc336_3426039632"/>Подготовка исходных данных к моделированию.<text:bookmark-end text:name="__RefHeading___Toc336_3426039632"/></text:h>
      <text:h text:style-name="P4" text:outline-level="3"><text:bookmark-start text:name="__RefHeading___Toc338_3426039632"/>Основные требования к математическим моделям.<text:bookmark-end text:name="__RefHeading___Toc338_3426039632"/></text:h>
      <text:h text:style-name="P4" text:outline-level="3"><text:bookmark-start text:name="__RefHeading___Toc340_3426039632"/>Цели моделирования.<text:bookmark-end text:name="__RefHeading___Toc340_3426039632"/></text:h>
      <text:h text:style-name="P4" text:outline-level="3"><text:bookmark-start text:name="__RefHeading___Toc342_3426039632"/>Основные этапы моделирования.<text:bookmark-end text:name="__RefHeading___Toc342_3426039632"/></text:h>
      <text:h text:style-name="P4" text:outline-level="3"><text:bookmark-start text:name="__RefHeading___Toc344_3426039632"/>Принципы организации модельного времени.<text:bookmark-end text:name="__RefHeading___Toc344_3426039632"/></text:h>
      <text:h text:style-name="P4" text:outline-level="3"><text:bookmark-start text:name="__RefHeading___Toc346_3426039632"/>Принципы составления коцептуальной модели объекта.<text:bookmark-end text:name="__RefHeading___Toc346_3426039632"/></text:h>
      <text:h text:style-name="P4" text:outline-level="3"><text:bookmark-start text:name="__RefHeading___Toc348_3426039632"/>Элементарная математическая модель непрерывного действия (D-схема). Пример.<text:bookmark-end text:name="__RefHeading___Toc348_3426039632"/></text:h>
      <text:h text:style-name="P4" text:outline-level="3"><text:bookmark-start text:name="__RefHeading___Toc350_3426039632"/>Элементарная модели непрерывно-стохатическая математическая модель (Q-схема).<text:bookmark-end text:name="__RefHeading___Toc350_3426039632"/></text:h>
      <text:h text:style-name="P4" text:outline-level="3"><text:bookmark-start text:name="__RefHeading___Toc352_3426039632"/>Элементарные модели дискретного действия (F- и P-схемы). Пример.<text:bookmark-end text:name="__RefHeading___Toc352_3426039632"/></text:h>
      <text:h text:style-name="P4" text:outline-level="3"><text:bookmark-start text:name="__RefHeading___Toc354_3426039632"/>Агрегативная модель (A-схема).<text:bookmark-end text:name="__RefHeading___Toc354_3426039632"/></text:h>
      <text:h text:style-name="P4" text:outline-level="3"><text:bookmark-start text:name="__RefHeading___Toc356_3426039632"/>Методы моделирования случайныхвеличин; достоинства, недостатки.<text:bookmark-end text:name="__RefHeading___Toc356_3426039632"/></text:h>
      <text:h text:style-name="P4" text:outline-level="3"><text:bookmark-start text:name="__RefHeading___Toc358_3426039632"/>Базовая последовательность случайных чисел. Её особенности.<text:bookmark-end text:name="__RefHeading___Toc358_3426039632"/></text:h>
      <text:h text:style-name="P4" text:outline-level="3"><text:bookmark-start text:name="__RefHeading___Toc360_3426039632"/>Моделирование случайных величин с нормальным законом распределения.<text:bookmark-end text:name="__RefHeading___Toc360_3426039632"/></text:h>
      <text:h text:style-name="P4" text:outline-level="3"><text:bookmark-start text:name="__RefHeading___Toc362_3426039632"/>Моделирование случайных величин с равномерным законом распределения.<text:bookmark-end text:name="__RefHeading___Toc362_3426039632"/></text:h>
      <text:h text:style-name="P4" text:outline-level="3"><text:bookmark-start text:name="__RefHeading___Toc364_3426039632"/>Оценка качества генератора случайных величин, распределение по равномерному закону.<text:bookmark-end text:name="__RefHeading___Toc364_3426039632"/></text:h>
      <text:h text:style-name="P4" text:outline-level="3"><text:bookmark-start text:name="__RefHeading___Toc366_3426039632"/>Моделирование случайных величин с произвольными законом распределения методом обратной функции.<text:bookmark-end text:name="__RefHeading___Toc366_3426039632"/></text:h>
      <text:h text:style-name="P4" text:outline-level="3"><text:bookmark-start text:name="__RefHeading___Toc368_3426039632"/>Моделирование случайных величин с произвольным законом распределения методом Бусленко.<text:bookmark-end text:name="__RefHeading___Toc368_3426039632"/></text:h>
      <text:h text:style-name="P4" text:outline-level="3"><text:bookmark-start text:name="__RefHeading___Toc370_3426039632"/>Методы генерации случайных векторов.<text:bookmark-end text:name="__RefHeading___Toc370_3426039632"/></text:h>
      <text:h text:style-name="P4" text:outline-level="3"><text:bookmark-start text:name="__RefHeading___Toc372_3426039632"/><text:soft-page-break/>Методы получения компонентных и топологических уравнений на макро-уровне моделирования.<text:bookmark-end text:name="__RefHeading___Toc372_3426039632"/></text:h>
      <text:h text:style-name="P4" text:outline-level="3"><text:bookmark-start text:name="__RefHeading___Toc374_3426039632"/>Планорование эксперимента с математической моделью. Цель планирования.<text:bookmark-end text:name="__RefHeading___Toc374_3426039632"/></text:h>
      <text:h text:style-name="P4" text:outline-level="3"><text:bookmark-start text:name="__RefHeading___Toc376_3426039632"/>Регрессионная модель. Метод наименьших квадратов.<text:bookmark-end text:name="__RefHeading___Toc376_3426039632"/></text:h>
      <text:h text:style-name="P4" text:outline-level="3"><text:bookmark-start text:name="__RefHeading___Toc378_3426039632"/>Общесистемная и конструктивная математические модели.<text:bookmark-end text:name="__RefHeading___Toc378_3426039632"/></text:h>
      <text:h text:style-name="P4" text:outline-level="3"><text:bookmark-start text:name="__RefHeading___Toc380_3426039632"/>Определение коэффициентов регрессионной модели; оценка их значимости.<text:bookmark-end text:name="__RefHeading___Toc380_3426039632"/></text:h>
      <text:h text:style-name="P4" text:outline-level="3"><text:bookmark-start text:name="__RefHeading___Toc382_3426039632"/>Верификация модели.<text:bookmark-end text:name="__RefHeading___Toc382_3426039632"/></text:h>
      <text:h text:style-name="P4" text:outline-level="3"><text:bookmark-start text:name="__RefHeading___Toc384_3426039632"/>Сети Петри; назначение, формальное описание. Маркировка сетей Петри.<text:bookmark-end text:name="__RefHeading___Toc384_3426039632"/></text:h>
      <text:h text:style-name="P4" text:outline-level="3"><text:bookmark-start text:name="__RefHeading___Toc386_3426039632"/>Свойство сетей Петри.<text:bookmark-end text:name="__RefHeading___Toc386_3426039632"/></text:h>
      <text:h text:style-name="P4" text:outline-level="3"><text:bookmark-start text:name="__RefHeading___Toc388_3426039632"/>Классы упрощенных сетей Петри.<text:bookmark-end text:name="__RefHeading___Toc388_3426039632"/></text:h>
      <text:h text:style-name="P4" text:outline-level="3"><text:bookmark-start text:name="__RefHeading___Toc390_3426039632"/>Классы расширенных сетей Петри.<text:bookmark-end text:name="__RefHeading___Toc390_3426039632"/></text:h>
      <text:h text:style-name="P5" text:outline-level="3"><text:bookmark-start text:name="__RefHeading___Toc392_3426039632"/>E-сети. Особенности E-сетей. Формлаьное описание.<text:bookmark-end text:name="__RefHeading___Toc392_3426039632"/></text:h>
      <text:h text:style-name="P5" text:outline-level="3"><text:bookmark-start text:name="__RefHeading___Toc394_3426039632"/>ПФЭ. Свойство матрицы плана.<text:bookmark-end text:name="__RefHeading___Toc394_3426039632"/></text:h>
      <text:h text:style-name="P5" text:outline-level="3"><text:bookmark-start text:name="__RefHeading___Toc396_3426039632"/>ДФЭ.<text:bookmark-end text:name="__RefHeading___Toc396_3426039632"/></text:h>
      <text:h text:style-name="P5" text:outline-level="3"><text:bookmark-start text:name="__RefHeading___Toc398_3426039632"/>Обрабтка результатов экспериметна. Критерии Фишера, г-критерий.<text:bookmark-end text:name="__RefHeading___Toc398_3426039632"/></text:h>
      <text:h text:style-name="P5" text:outline-level="3"><text:bookmark-start text:name="__RefHeading___Toc400_3426039632"/>Метод группового учета аргументов.<text:bookmark-end text:name="__RefHeading___Toc400_3426039632"/></text:h>
      <text:h text:style-name="P5" text:outline-level="3"><text:bookmark-start text:name="__RefHeading___Toc402_3426039632"/>Методы коррекции математических моделей.<text:bookmark-end text:name="__RefHeading___Toc402_3426039632"/></text:h>
      <text:h text:style-name="P5" text:outline-level="3"><text:bookmark-start text:name="__RefHeading___Toc404_3426039632"/>Основные понятия теории планирования экспериментов. Цель планирования эксперимента.<text:bookmark-end text:name="__RefHeading___Toc404_3426039632"/></text:h>
      <text:h text:style-name="P5" text:outline-level="3"><text:bookmark-start text:name="__RefHeading___Toc406_3426039632"/>Вычислительная система как объект моделирования. Основные характеристики вычислительной системы.<text:bookmark-end text:name="__RefHeading___Toc406_3426039632"/></text:h>
      <text:h text:style-name="P5" text:outline-level="3"><text:bookmark-start text:name="__RefHeading___Toc408_3426039632"/>Обобщенная модель вычислительной системы.<text:bookmark-end text:name="__RefHeading___Toc408_3426039632"/></text:h>
      <text:h text:style-name="P5" text:outline-level="3"><text:bookmark-start text:name="__RefHeading___Toc410_3426039632"/>Оценка адекватности модели с использованием F-критерия.<text:bookmark-end text:name="__RefHeading___Toc410_3426039632"/></text:h>
      <text:h text:style-name="P5" text:outline-level="3"><text:bookmark-start text:name="__RefHeading___Toc412_3426039632"/>Аналитеческое моделирование вычислительных систем. Граф-состояний. Составление уравнений Колмогорова.<text:bookmark-end text:name="__RefHeading___Toc412_3426039632"/></text:h>
      <text:h text:style-name="P5" text:outline-level="3"><text:bookmark-start text:name="__RefHeading___Toc414_3426039632"/>Требования к математическим моделям.<text:bookmark-end text:name="__RefHeading___Toc414_3426039632"/></text:h>
      <text:h text:style-name="P5" text:outline-level="3"><text:bookmark-start text:name="__RefHeading___Toc416_3426039632"/>Моделирование случайных величин, распределенных по закону Симпсона.<text:bookmark-end text:name="__RefHeading___Toc416_3426039632"/></text:h>
      <text:h text:style-name="P5" text:outline-level="3"><text:bookmark-start text:name="__RefHeading___Toc418_3426039632"/>Моделирование случайных величин методом обратной функции.<text:bookmark-end text:name="__RefHeading___Toc418_342603963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page-number="auto"/>
      <style:text-properties fo:language="ru" fo:country="RU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default-outline-level="3" style:class="text" style:master-page-name="">
      <style:paragraph-properties fo:margin-left="0cm" fo:margin-right="0cm" fo:margin-top="0.101cm" fo:margin-bottom="0cm" loext:contextual-spacing="false" fo:text-align="justify" style:justify-single-word="false" fo:text-indent="1.251cm" style:auto-text-indent="false" style:page-number="auto"/>
      <style:text-properties style:font-name="Liberation Serif1" fo:font-family="'Liberation Serif'" style:font-style-name="Bold" style:font-family-generic="roman" style:font-pitch="variable" fo:font-size="101%" fo:language="ru" fo:country="RU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4</text:page-number></text:p>
      </style:footer>
    </style:master-page>
    <style:master-page style:name="without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2:43.345784132</meta:creation-date>
    <dc:date>2020-02-20T22:31:49.505877523</dc:date>
    <meta:editing-duration>PT38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4" meta:paragraph-count="101" meta:word-count="691" meta:character-count="5651" meta:non-whitespace-character-count="5111"/>
  </office:meta>
</office:document-meta>
</file>